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9.34cm" fo:min-width="25.44cm" fo:padding-top="0.151cm" fo:padding-bottom="0.151cm" fo:padding-left="0.276cm" fo:padding-right="0.276cm" drawooo:fontwork-style="rotate" drawooo:fontwork-adjust="left" drawooo:fontwork-distance="-1.3cm" drawooo:fontwork-start="20cm" drawooo:fontwork-shadow-offset-x="0cm" drawooo:fontwork-shadow-offset-y="0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9.598cm" fo:min-width="13.592cm" fo:padding-top="0.151cm" fo:padding-bottom="0.151cm" fo:padding-left="0.276cm" fo:padding-right="0.276cm" draw:shadow="hidden" drawooo:fontwork-style="rotate" drawooo:fontwork-adjust="right" drawooo:fontwork-distance="0.5cm" drawooo:fontwork-start="10.9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9.598cm" fo:min-width="13.592cm" fo:padding-top="0.151cm" fo:padding-bottom="0.151cm" fo:padding-left="0.276cm" fo:padding-right="0.276cm" draw:shadow="hidden" drawooo:fontwork-style="rotate" drawooo:fontwork-adjust="left" drawooo:fontwork-distance="0.51cm" drawooo:fontwork-start="19cm" drawooo:fontwork-shadow-offset-x="0cm" drawooo:fontwork-shadow-offset-y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0%"/>
      <style:paragraph-properties fo:text-align="center" style:writing-mode="lr-tb"/>
      <style:text-properties style:font-name="Times New Roman" fo:font-size="44pt" style:font-size-asian="44pt" style:font-size-complex="44pt"/>
    </style:style>
    <style:style style:name="T1" style:family="text">
      <style:text-properties style:font-name="Times New Roman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Polygons</text:span></text:p>
        </draw:path>
        <draw:path draw:style-name="gr2" draw:text-style-name="P2" draw:layer="layout" svg:width="20cm" svg:height="14cm" svg:x="4cm" svg:y="5.5cm" svg:viewBox="0 0 20001 14001" svg:d="M20001 7001c0 1228-462 2436-1340 3500s-2140 1948-3660 2562c-1521 615-3245 938-5000 938-1756 0-3480-323-5001-938-1520-614-2782-1498-3660-2562s-1340-2272-1340-3500c0-1229 462-2437 1340-3501s2140-1948 3660-2562c1521-615 3245-938 5000-938 1756 0 3480 323 5001 938 1520 614 2782 1498 3660 2562s1340 2272 1340 3500z">
          <text:p text:style-name="P1"><text:span text:style-name="T1">Triangles</text:span></text:p>
        </draw:path>
        <draw:path draw:style-name="gr3" draw:text-style-name="P2" draw:layer="layout" svg:width="12.855cm" svg:height="8.999cm" svg:x="6.493cm" svg:y="8.75cm" svg:viewBox="0 0 12856 9000" svg:d="M12856 4500c0 789-297 1566-861 2250s-1376 1252-2353 1647-2085 603-3214 603c-1128 0-2236-208-3214-603-977-395-1788-963-2353-1647-564-684-861-1461-861-2250 0-790 297-1566 861-2250 565-684 1376-1252 2353-1647 978-395 2086-603 3214-603 1129 0 2237 208 3214 603s1789 963 2353 1647 861 1460 861 2249z">
          <text:p text:style-name="P1"><text:span text:style-name="T1">Three-Sided Polygons</text:span></text:p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4T18:21:29.819000000</meta:creation-date>
    <dc:date>2022-05-24T18:52:38.051000000</dc:date>
    <meta:editing-duration>PT18M30S</meta:editing-duration>
    <meta:editing-cycles>4</meta:editing-cycles>
    <meta:generator>LibreOffice/7.2.7.2$Windows_X86_64 LibreOffice_project/8d71d29d553c0f7dcbfa38fbfda25ee34cce99a2</meta:generator>
    <meta:document-statistic meta:object-count="3"/>
  </office:meta>
</office:document-meta>
</file>